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8.022cm" table:align="left"/>
    </style:style>
    <style:style style:name="Tabela1.A" style:family="table-column">
      <style:table-column-properties style:column-width="2.905cm"/>
    </style:style>
    <style:style style:name="Tabela1.B" style:family="table-column">
      <style:table-column-properties style:column-width="5.117cm"/>
    </style:style>
    <style:style style:name="Tabela1.A1" style:family="table-cell">
      <style:table-cell-properties style:vertical-align="middle" fo:padding="0.049cm" fo:border="none"/>
    </style:style>
    <style:style style:name="Tabela2" style:family="table">
      <style:table-properties style:width="5.525cm" table:align="left"/>
    </style:style>
    <style:style style:name="Tabela2.A" style:family="table-column">
      <style:table-column-properties style:column-width="3.263cm"/>
    </style:style>
    <style:style style:name="Tabela2.B" style:family="table-column">
      <style:table-column-properties style:column-width="2.261cm"/>
    </style:style>
    <style:style style:name="Tabela2.A1" style:family="table-cell">
      <style:table-cell-properties style:vertical-align="middle" fo:padding="0.049cm" fo:border="none"/>
    </style:style>
    <style:style style:name="P1" style:family="paragraph" style:parent-style-name="List_20_Contents" style:list-style-name="L1"/>
    <style:style style:name="P2" style:family="paragraph" style:parent-style-name="List_20_Contents" style:list-style-name="L1">
      <style:paragraph-properties fo:margin-top="0cm" fo:margin-bottom="0.499cm" style:contextual-spacing="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paragraph-properties fo:margin-top="0cm" fo:margin-bottom="0cm" style:contextual-spacing="false"/>
    </style:style>
    <style:style style:name="P5" style:family="paragraph" style:parent-style-name="Heading_20_3">
      <style:paragraph-properties fo:margin-left="0cm" fo:margin-right="0cm" fo:text-indent="0cm" style:auto-text-indent="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paragraph-properties fo:text-align="center" style:justify-single-word="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T1" style:family="text">
      <style:text-properties style:text-position="33% 80%"/>
    </style:style>
    <style:style style:name="T2" style:family="text">
      <style:text-properties fo:font-weight="bold"/>
    </style:style>
    <style:style style:name="fr1" style:family="graphic" style:parent-style-name="OLE">
      <style:graphic-properties fo:margin-left="0cm" fo:margin-right="0cm" fo:margin-top="0cm" fo:margin-bottom="0cm" style:vertical-pos="middle" style:vertical-rel="baseline" fo:padding="0cm" fo:border="none" draw:frame-display-border="false"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a1" table:style-name="Tabela1">
        <table:table-column table:style-name="Tabela1.A"/>
        <table:table-column table:style-name="Tabela1.B"/>
        <table:table-row>
          <table:table-cell table:style-name="Tabela1.A1" office:value-type="string">
            <text:p text:style-name="Table_20_Contents">Original author </text:p>
          </table:table-cell>
          <table:table-cell table:style-name="Tabela1.A1" office:value-type="string">
            <text:p text:style-name="Table_20_Contents">Alessandro de Oliveira Faria </text:p>
          </table:table-cell>
        </table:table-row>
        <table:table-row>
          <table:table-cell table:style-name="Tabela1.A1" office:value-type="string">
            <text:p text:style-name="Table_20_Contents">Extended by </text:p>
          </table:table-cell>
          <table:table-cell table:style-name="Tabela1.A1" office:value-type="string">
            <text:p text:style-name="Table_20_Contents">Abduragim Shtanchaev </text:p>
          </table:table-cell>
        </table:table-row>
        <table:table-row>
          <table:table-cell table:style-name="Tabela1.A1" office:value-type="string">
            <text:p text:style-name="Table_20_Contents">Compatibility </text:p>
          </table:table-cell>
          <table:table-cell table:style-name="Tabela1.A1" office:value-type="string">
            <text:p text:style-name="Table_20_Contents">OpenCV &gt;= 4.9.0 </text:p>
          </table:table-cell>
        </table:table-row>
      </table:table>
      <text:p text:style-name="Standard"/>
      <text:h text:style-name="Heading_20_1" text:outline-level="1">Running pre-trained YOLO model in OpenCV</text:h>
      <text:p text:style-name="Text_20_body">Deploying pre-trained models is a common task in machine learning, particularly when working with hardware that does not support certain frameworks like PyTorch. This guide provides a comprehensive overview of exporting pre-trained YOLO family models from PyTorch and deploying them using OpenCV's DNN framework. For demonstration purposes, we will focus on the <text:a xlink:type="simple" xlink:href="https://github.com/Megvii-BaseDetection/YOLOX/blob/main" office:target-frame-name="_blank" xlink:show="new" text:style-name="Internet_20_link" text:visited-style-name="Visited_20_Internet_20_Link">YOLOX</text:a> model, but the methodology applies to other supported models.</text:p>
      <text:p text:style-name="List_20_Heading">Note</text:p>
      <text:p text:style-name="List_20_Contents">Currently, OpenCV supports the following YOLO models:</text:p>
      <text:list text:style-name="L1">
        <text:list-item>
          <text:p text:style-name="P1"><text:a xlink:type="simple" xlink:href="https://github.com/Megvii-BaseDetection/YOLOX/blob/main" office:target-frame-name="_blank" xlink:show="new" text:style-name="Internet_20_link" text:visited-style-name="Visited_20_Internet_20_Link">YOLOX</text:a>, </text:p>
        </text:list-item>
        <text:list-item>
          <text:p text:style-name="P1"><text:a xlink:type="simple" xlink:href="https://github.com/Deci-AI/super-gradients/tree/master" office:target-frame-name="_blank" xlink:show="new" text:style-name="Internet_20_link" text:visited-style-name="Visited_20_Internet_20_Link">YOLONas</text:a>, </text:p>
        </text:list-item>
        <text:list-item>
          <text:p text:style-name="P1"><text:a xlink:type="simple" xlink:href="https://github.com/THU-MIG/yolov10/tree/main" office:target-frame-name="_blank" xlink:show="new" text:style-name="Internet_20_link" text:visited-style-name="Visited_20_Internet_20_Link">YOLOv10</text:a>, </text:p>
        </text:list-item>
        <text:list-item>
          <text:p text:style-name="P1"><text:a xlink:type="simple" xlink:href="https://github.com/WongKinYiu/yolov9" office:target-frame-name="_blank" xlink:show="new" text:style-name="Internet_20_link" text:visited-style-name="Visited_20_Internet_20_Link">YOLOv9</text:a>, </text:p>
        </text:list-item>
        <text:list-item>
          <text:p text:style-name="P1"><text:a xlink:type="simple" xlink:href="https://github.com/ultralytics/ultralytics/tree/main" office:target-frame-name="_blank" xlink:show="new" text:style-name="Internet_20_link" text:visited-style-name="Visited_20_Internet_20_Link">YOLOv8</text:a>, </text:p>
        </text:list-item>
        <text:list-item>
          <text:p text:style-name="P1"><text:a xlink:type="simple" xlink:href="https://github.com/WongKinYiu/yolov7/tree/main" office:target-frame-name="_blank" xlink:show="new" text:style-name="Internet_20_link" text:visited-style-name="Visited_20_Internet_20_Link">YOLOv7</text:a>, </text:p>
        </text:list-item>
        <text:list-item>
          <text:p text:style-name="P1"><text:a xlink:type="simple" xlink:href="https://github.com/meituan/YOLOv6/blob/main" office:target-frame-name="_blank" xlink:show="new" text:style-name="Internet_20_link" text:visited-style-name="Visited_20_Internet_20_Link">YOLOv6</text:a>, </text:p>
        </text:list-item>
        <text:list-item>
          <text:p text:style-name="P1"><text:a xlink:type="simple" xlink:href="https://github.com/ultralytics/yolov5" office:target-frame-name="_blank" xlink:show="new" text:style-name="Internet_20_link" text:visited-style-name="Visited_20_Internet_20_Link">YOLOv5</text:a>, </text:p>
        </text:list-item>
        <text:list-item>
          <text:p text:style-name="P2"><text:a xlink:type="simple" xlink:href="https://github.com/Tianxiaomo/pytorch-YOLOv4" office:target-frame-name="_blank" xlink:show="new" text:style-name="Internet_20_link" text:visited-style-name="Visited_20_Internet_20_Link">YOLOv4</text:a>. </text:p>
        </text:list-item>
      </text:list>
      <text:p text:style-name="Text_20_body">This support includes pre and post-processing routines specific to these models. While other older version of YOLO are also supported by OpenCV in Darknet format, they are out of the scope of this tutorial.</text:p>
      <text:p text:style-name="Text_20_body">Assuming that we have successfully trained YOLOX model, the subsequent step involves exporting and running this model with OpenCV. There are several critical considerations to address before proceeding with this process. Let's delve into these aspects.</text:p>
      <text:h text:style-name="P3" text:outline-level="2"><text:bookmark text:name="autotoc_md470"/>YOLO's Pre-processing &amp; Output</text:h>
      <text:p text:style-name="Text_20_body">Understanding the nature of inputs and outputs associated with YOLO family detectors is pivotal. These detectors, akin to most Deep Neural Networks (DNN), typically exhibit variation in input sizes contingent upon the model's scale.</text:p>
      <table:table table:name="Tabela2" table:style-name="Tabela2">
        <table:table-column table:style-name="Tabela2.A"/>
        <table:table-column table:style-name="Tabela2.B"/>
        <table:table-row>
          <table:table-cell table:style-name="Tabela2.A1" office:value-type="string">
            <text:p text:style-name="Table_20_Heading">Model Scale </text:p>
          </table:table-cell>
          <table:table-cell table:style-name="Tabela2.A1" office:value-type="string">
            <text:p text:style-name="Table_20_Heading">Input Size </text:p>
          </table:table-cell>
        </table:table-row>
        <table:table-row>
          <table:table-cell table:style-name="Tabela2.A1" office:value-type="string">
            <text:p text:style-name="Table_20_Contents">Small Models <text:a xlink:type="simple" xlink:href="https://github.com/Megvii-BaseDetection/YOLOX/tree/main#standard-models" office:target-frame-name="_blank" xlink:show="new" text:style-name="Internet_20_link" text:visited-style-name="Visited_20_Internet_20_Link"><text:span text:style-name="T1">1</text:span></text:a> </text:p>
          </table:table-cell>
          <table:table-cell table:style-name="Tabela2.A1" office:value-type="string">
            <text:p text:style-name="Table_20_Contents">416x416 </text:p>
          </table:table-cell>
        </table:table-row>
        <table:table-row>
          <table:table-cell table:style-name="Tabela2.A1" office:value-type="string">
            <text:p text:style-name="Table_20_Contents">Midsize Models <text:a xlink:type="simple" xlink:href="https://github.com/Megvii-BaseDetection/YOLOX/tree/main#standard-models" office:target-frame-name="_blank" xlink:show="new" text:style-name="Internet_20_link" text:visited-style-name="Visited_20_Internet_20_Link"><text:span text:style-name="T1">2</text:span></text:a> </text:p>
          </table:table-cell>
          <table:table-cell table:style-name="Tabela2.A1" office:value-type="string">
            <text:p text:style-name="Table_20_Contents">640x640 </text:p>
          </table:table-cell>
        </table:table-row>
        <table:table-row>
          <table:table-cell table:style-name="Tabela2.A1" office:value-type="string">
            <text:p text:style-name="Table_20_Contents">Large Models <text:a xlink:type="simple" xlink:href="https://github.com/meituan/YOLOv6/tree/main#benchmark" office:target-frame-name="_blank" xlink:show="new" text:style-name="Internet_20_link" text:visited-style-name="Visited_20_Internet_20_Link"><text:span text:style-name="T1">3</text:span></text:a> </text:p>
          </table:table-cell>
          <table:table-cell table:style-name="Tabela2.A1" office:value-type="string">
            <text:p text:style-name="Table_20_Contents">1280x1280 </text:p>
          </table:table-cell>
        </table:table-row>
      </table:table>
      <text:p text:style-name="Text_20_body">This table provides a quick reference to understand the different input dimensions commonly used in various YOLO models inputs. These are standard input shapes. Make sure you use input size that you trained model with, if it is differed from from the size mentioned in the table.</text:p>
      <text:p text:style-name="Text_20_body"><text:soft-page-break/>The next critical element in the process involves understanding the specifics of image pre-processing for YOLO detectors. While the fundamental pre-processing approach remains consistent across the YOLO family, there are subtle yet crucial differences that must be accounted for to avoid any degradation in performance. Key among these are the <text:span text:style-name="Source_20_Text">resize type</text:span> and the <text:span text:style-name="Source_20_Text">padding value</text:span> applied post-resize. For instance, the <text:a xlink:type="simple" xlink:href="https://github.com/Megvii-BaseDetection/YOLOX/blob/ac58e0a5e68e57454b7b9ac822aced493b553c53/yolox/data/data_augment.py#L142" office:target-frame-name="_blank" xlink:show="new" text:style-name="Internet_20_link" text:visited-style-name="Visited_20_Internet_20_Link">YOLOX model</text:a> utilizes a <text:span text:style-name="Source_20_Text">LetterBox</text:span> resize method and a padding value of <text:span text:style-name="Source_20_Text">114.0</text:span>. It is imperative to ensure that these parameters, along with the normalization constants, are appropriately matched to the model being exported.</text:p>
      <text:p text:style-name="Text_20_body">Regarding the model's output, it typically takes the form of a tensor with dimensions [BxNxC+5] or [BxNxC+4], where 'B' represents the batch size, 'N' denotes the number of anchors, and 'C' signifies the number of classes (for instance, 80 classes if the model is trained on the COCO dataset). The additional 5 in the former tensor structure corresponds to the objectness score (obj), confidence score (conf), and the bounding box coordinates (cx, cy, w, h). Notably, the YOLOv8 model's output is shaped as [BxNxC+4], where there is no explicit objectness score, and the object score is directly inferred from the class score. For the YOLOX model, specifically, it is also necessary to incorporate anchor points to rescale predictions back to the image domain. This step will be integrated into the ONNX graph, a process that we will detail further in the subsequent sections.</text:p>
      <text:h text:style-name="P3" text:outline-level="2"><text:bookmark text:name="autotoc_md471"/>PyTorch Model Export</text:h>
      <text:p text:style-name="Text_20_body">Now that we know know the parameters of the pre-precessing we can go on and export the model from Pytorch to ONNX graph. Since in this tutorial we are using YOLOX as our sample model, lets use its export for demonstration purposes (the process is identical for the rest of the YOLO detectors except <text:span text:style-name="Source_20_Text">YOLOv10</text:span> model, see details on how to export it later in the post). To exporting YOLOX we can just use <text:a xlink:type="simple" xlink:href="https://github.com/Megvii-BaseDetection/YOLOX/blob/ac58e0a5e68e57454b7b9ac822aced493b553c53/tools/export_onnx.py" office:target-frame-name="_blank" xlink:show="new" text:style-name="Internet_20_link" text:visited-style-name="Visited_20_Internet_20_Link">export script</text:a>. Particularly we need following commands:</text:p>
      <text:p text:style-name="P4">git clone https://github.com/Megvii-BaseDetection/YOLOX.git</text:p>
      <text:p text:style-name="P4">cd YOLOX</text:p>
      <text:p text:style-name="P4">wget https://github.com/Megvii-BaseDetection/YOLOX/releases/download/0.1.1rc0/yolox_s.pth # download pre-trained weights</text:p>
      <text:p text:style-name="Text_20_body">python3 -m tools.export_onnx --output-name yolox_s.onnx -n yolox-s -c yolox_s.pth --decode_in_inference</text:p>
      <text:p text:style-name="Text_20_body"><text:span text:style-name="T2">NOTE:</text:span> Here <text:span text:style-name="Source_20_Text">--decode_in_inference</text:span> is to include anchor box creation in the ONNX graph itself. It sets <text:a xlink:type="simple" xlink:href="https://github.com/Megvii-BaseDetection/YOLOX/blob/ac58e0a5e68e57454b7b9ac822aced493b553c53/yolox/models/yolo_head.py#L210C16-L210C39" office:target-frame-name="_blank" xlink:show="new" text:style-name="Internet_20_link" text:visited-style-name="Visited_20_Internet_20_Link">this value</text:a> to <text:span text:style-name="Source_20_Text">True</text:span>, which subsequently includes anchor generation function.</text:p>
      <text:p text:style-name="Text_20_body">Below we demonstrated the minimal version of the export script (which could be used for models other than YOLOX) in case it is needed. However, usually each YOLO repository has predefined export script.</text:p>
      <text:p text:style-name="P4">import onnx</text:p>
      <text:p text:style-name="P4">import torch</text:p>
      <text:p text:style-name="P4">from onnxsim import simplify</text:p>
      <text:p text:style-name="P4"># load the model state dict</text:p>
      <text:p text:style-name="P4">ckpt = torch.load(ckpt_file, map_location="cpu")</text:p>
      <text:p text:style-name="P4">model.load_state_dict(ckpt)</text:p>
      <text:p text:style-name="P4"><text:soft-page-break/># prepare dummy input</text:p>
      <text:p text:style-name="P4">dummy_input = torch.randn(args.batch_size, 3, exp.test_size[0], exp.test_size[1])</text:p>
      <text:p text:style-name="P4">#export the model</text:p>
      <text:p text:style-name="P4">torch.onnx._export(</text:p>
      <text:p text:style-name="P4">model,</text:p>
      <text:p text:style-name="P4">dummy_input,</text:p>
      <text:p text:style-name="P4">"yolox.onnx",</text:p>
      <text:p text:style-name="P4">input_names=["input"],</text:p>
      <text:p text:style-name="P4">output_names=["output"],</text:p>
      <text:p text:style-name="P4">dynamic_axes={"input": {0: 'batch'},</text:p>
      <text:p text:style-name="P4">"output": {0: 'batch'}})</text:p>
      <text:p text:style-name="P4"># use onnx-simplifier to reduce reduent model.</text:p>
      <text:p text:style-name="P4">onnx_model = onnx.load(args.output_name)</text:p>
      <text:p text:style-name="P4">model_simp, check = simplify(onnx_model)</text:p>
      <text:p text:style-name="P4">assert check, "Simplified ONNX model could not be validated"</text:p>
      <text:p text:style-name="Text_20_body">onnx.save(model_simp, args.output_name)</text:p>
      <text:h text:style-name="P5" text:outline-level="3"><text:bookmark text:name="autotoc_md472"/>Exporting YOLOv10 model</text:h>
      <text:p text:style-name="Text_20_body">In oder to run YOLOv10 one needs to cut off postporcessing with dynamic shapes from torch and then convert it to ONNX. If someone is looking for on how to cut off the postprocessing, there is this <text:a xlink:type="simple" xlink:href="https://github.com/Abdurrahheem/yolov10/tree/ash/opencv-export" office:target-frame-name="_blank" xlink:show="new" text:style-name="Internet_20_link" text:visited-style-name="Visited_20_Internet_20_Link">forked branch</text:a> from official YOLOv10. The forked branch cuts of the postprocessing by <text:a xlink:type="simple" xlink:href="https://github.com/Abdurrahheem/yolov10/blob/4fdaafd912c8891642bfbe85751ea66ec20f05ad/ultralytics/nn/modules/head.py#L522" office:target-frame-name="_blank" xlink:show="new" text:style-name="Internet_20_link" text:visited-style-name="Visited_20_Internet_20_Link">returning output</text:a> of the model before postprocessing procedure itself. To convert torch model to ONNX follow this proceduce.</text:p>
      <text:p text:style-name="P4">git clone git@github.com:Abdurrahheem/yolov10.git</text:p>
      <text:p text:style-name="P4">conda create -n yolov10 python=3.9</text:p>
      <text:p text:style-name="P4">conda activate yolov10</text:p>
      <text:p text:style-name="P4">pip install -r requirements.txt</text:p>
      <text:p text:style-name="Text_20_body">python export_opencv.py --model=&lt;model-name&gt; --imgsz=&lt;input-img-size&gt;</text:p>
      <text:p text:style-name="Text_20_body">By default <text:span text:style-name="Source_20_Text">--model="yolov10s"</text:span> and <text:span text:style-name="Source_20_Text">--imgsz=(480,640)</text:span>. This will generate file <text:span text:style-name="Source_20_Text">yolov10s.onnx</text:span>, which can be use for inference in OpenCV</text:p>
      <text:h text:style-name="P3" text:outline-level="2"><text:bookmark text:name="autotoc_md473"/>Running Yolo ONNX detector with OpenCV Sample</text:h>
      <text:p text:style-name="Text_20_body">Once we have our ONNX graph of the model, we just simply can run with OpenCV's sample. To that we need to make sure:</text:p>
      <text:list text:style-name="L2">
        <text:list-item>
          <text:p text:style-name="P6">OpenCV is build with -DBUILD_EXAMLES=ON flag. </text:p>
        </text:list-item>
        <text:list-item>
          <text:p text:style-name="P6">Navigate to the OpenCV's <text:span text:style-name="Source_20_Text">build</text:span> directory </text:p>
        </text:list-item>
        <text:list-item>
          <text:p text:style-name="P7">Run the following command: </text:p>
        </text:list-item>
      </text:list>
      <text:p text:style-name="P4">./bin/example_dnn_yolo_detector --input=&lt;path_to_your_input_file&gt; \</text:p>
      <text:p text:style-name="P4">--classes=&lt;path_to_class_names_file&gt; \</text:p>
      <text:p text:style-name="P4">--thr=&lt;confidence_threshold&gt; \</text:p>
      <text:p text:style-name="P4"><text:soft-page-break/>--nms=&lt;non_maximum_suppression_threshold&gt; \</text:p>
      <text:p text:style-name="P4">--mean=&lt;mean_normalization_value&gt; \</text:p>
      <text:p text:style-name="P4">--scale=&lt;scale_factor&gt; \</text:p>
      <text:p text:style-name="P4">--yolo=&lt;yolo_model_version&gt; \</text:p>
      <text:p text:style-name="P4">--padvalue=&lt;padding_value&gt; \</text:p>
      <text:p text:style-name="P4">--paddingmode=&lt;padding_mode&gt; \</text:p>
      <text:p text:style-name="P4">--backend=&lt;computation_backend&gt; \</text:p>
      <text:p text:style-name="P4">--target=&lt;target_computation_device&gt; \</text:p>
      <text:p text:style-name="P4">--width=&lt;model_input_width&gt; \</text:p>
      <text:p text:style-name="Text_20_body">--height=&lt;model_input_height&gt; \</text:p>
      <text:list text:style-name="L3">
        <text:list-item>
          <text:p text:style-name="P8">–input: File path to your input image or video. If omitted, it will capture frames from a camera. </text:p>
        </text:list-item>
        <text:list-item>
          <text:p text:style-name="P8">–classes: File path to a text file containing class names for object detection. </text:p>
        </text:list-item>
        <text:list-item>
          <text:p text:style-name="P8">–thr: Confidence threshold for detection (e.g., 0.5). </text:p>
        </text:list-item>
        <text:list-item>
          <text:p text:style-name="P8">–nms: Non-maximum suppression threshold (e.g., 0.4). </text:p>
        </text:list-item>
        <text:list-item>
          <text:p text:style-name="P8">–mean: Mean normalization value (e.g., 0.0 for no mean normalization). </text:p>
        </text:list-item>
        <text:list-item>
          <text:p text:style-name="P8">–scale: Scale factor for input normalization (e.g., 1.0, 1/255.0, etc). </text:p>
        </text:list-item>
        <text:list-item>
          <text:p text:style-name="P8">–yolo: YOLO model version (e.g., YOLOv3, YOLOv4, etc.). </text:p>
        </text:list-item>
        <text:list-item>
          <text:p text:style-name="P8">–padvalue: Padding value used in pre-processing (e.g., 114.0). </text:p>
        </text:list-item>
        <text:list-item>
          <text:p text:style-name="P8">–paddingmode: Method for handling image resizing and padding. Options: 0 (resize without extra processing), 1 (crop after resize), 2 (resize with aspect ratio preservation). </text:p>
        </text:list-item>
        <text:list-item>
          <text:p text:style-name="P8">–backend: Selection of computation backend (0 for automatic, 1 for Halide, 2 for OpenVINO, etc.). </text:p>
        </text:list-item>
        <text:list-item>
          <text:p text:style-name="P8">–target: Selection of target computation device (0 for CPU, 1 for OpenCL, etc.). </text:p>
        </text:list-item>
        <text:list-item>
          <text:p text:style-name="P8">–device: Camera device number (0 for default camera). If <text:span text:style-name="Source_20_Text">--input</text:span> is not provided camera with index 0 will used by default. </text:p>
        </text:list-item>
        <text:list-item>
          <text:p text:style-name="P8">–width: Model input width. Not to be confused with the image width. (e.g., 416, 480, 640, 1280, etc). </text:p>
        </text:list-item>
        <text:list-item>
          <text:p text:style-name="P9">–height: Model input height. Not to be confused with the image height. (e.g., 416, 480, 640, 1280, etc). </text:p>
        </text:list-item>
      </text:list>
      <text:p text:style-name="Text_20_body">Here <text:span text:style-name="Source_20_Text">mean</text:span>, <text:span text:style-name="Source_20_Text">scale</text:span>, <text:span text:style-name="Source_20_Text">padvalue</text:span>, <text:span text:style-name="Source_20_Text">paddingmode</text:span> should exactly match those that we discussed in pre-processing section in order for the model to match result in PyTorch</text:p>
      <text:p text:style-name="Text_20_body">To demonstrate how to run OpenCV YOLO samples without your own pretrained model, follow these instructions:</text:p>
      <text:list text:style-name="L4">
        <text:list-item>
          <text:p text:style-name="P10">Ensure Python is installed on your platform. </text:p>
        </text:list-item>
        <text:list-item>
          <text:p text:style-name="P11">Confirm that OpenCV is built with the <text:span text:style-name="Source_20_Text">-DBUILD_EXAMPLES=ON</text:span> flag. </text:p>
        </text:list-item>
      </text:list>
      <text:p text:style-name="Text_20_body">Run the YOLOX detector(with default values):</text:p>
      <text:p text:style-name="P4">git clone https://github.com/opencv/opencv_extra.git</text:p>
      <text:p text:style-name="P4">cd opencv_extra/testdata/dnn</text:p>
      <text:p text:style-name="P4">python download_models.py yolox_s_inf_decoder</text:p>
      <text:p text:style-name="P4"><text:soft-page-break/>cd ..</text:p>
      <text:p text:style-name="P4">export OPENCV_TEST_DATA_PATH=$(pwd)</text:p>
      <text:p text:style-name="P4">cd &lt;build directory of OpenCV&gt;</text:p>
      <text:p text:style-name="Text_20_body">./bin/example_dnn_yolo_detector</text:p>
      <text:p text:style-name="Text_20_body">This will execute the YOLOX detector with your camera. For YOLOv8 (for instance), follow these additional steps:</text:p>
      <text:p text:style-name="P4">cd opencv_extra/testdata/dnn</text:p>
      <text:p text:style-name="P4">python download_models.py yolov8</text:p>
      <text:p text:style-name="P4">cd ..</text:p>
      <text:p text:style-name="P4">export OPENCV_TEST_DATA_PATH=$(pwd)</text:p>
      <text:p text:style-name="P4">cd &lt;build directory of OpenCV&gt;</text:p>
      <text:p text:style-name="Text_20_body">./bin/example_dnn_yolo_detector --model=onnx/models/yolov8n.onnx --yolo=yolov8 --mean=0.0 --scale=0.003921568627 --paddingmode=2 --padvalue=144.0 --thr=0.5 --nms=0.4 --rgb=0</text:p>
      <text:p text:style-name="Text_20_body">For YOLOv10, follow these steps:</text:p>
      <text:p text:style-name="P4">cd opencv_extra/testdata/dnn</text:p>
      <text:p text:style-name="P4">python download_models.py yolov10</text:p>
      <text:p text:style-name="P4">cd ..</text:p>
      <text:p text:style-name="P4">export OPENCV_TEST_DATA_PATH=$(pwd)</text:p>
      <text:p text:style-name="P4">cd &lt;build directory of OpenCV&gt;</text:p>
      <text:p text:style-name="Text_20_body">./bin/example_dnn_yolo_detector --model=onnx/models/yolov10s.onnx --yolo=yolov10 --width=640 --height=480 --scale=0.003921568627 --padvalue=114</text:p>
      <text:p text:style-name="Text_20_body">This will run <text:span text:style-name="Source_20_Text">YOLOv10</text:span> detector on first camera found on your system. If you want to run it on a image/video file, you can use <text:span text:style-name="Source_20_Text">--input</text:span> option to specify the path to the file.</text:p>
      <text:p text:style-name="Text_20_body">VIDEO DEMO: </text:p>
      <text:p text:style-name="P12"><draw:frame draw:style-name="fr1" draw:name="Obiekt1" text:anchor-type="as-char" svg:width="14.817cm" svg:height="9.234cm" draw:z-index="0"><draw:floating-frame xlink:href="https://www.youtube.com/embed/NHtRlndE2cg?rel=0" xlink:type="simple" xlink:show="embed" xlink:actuate="onLoad"/></draw:frame></text:p>
      <text:h text:style-name="P3" text:outline-level="2"><text:bookmark text:name="autotoc_md474"/><text:soft-page-break/>Building a Custom Pipeline</text:h>
      <text:p text:style-name="Text_20_body">Sometimes there is a need to make some custom adjustments in the inference pipeline. With OpenCV DNN module this is also quite easy to achieve. Below we will outline the sample implementation details:</text:p>
      <text:list text:style-name="L5">
        <text:list-item>
          <text:p text:style-name="P13">Import required libraries </text:p>
        </text:list-item>
      </text:list>
      <text:p text:style-name="P4">#include &lt;<text:a xlink:type="simple" xlink:href="https://docs.opencv.org/4.x/d9/d8c/dnn_8hpp.html" text:style-name="Internet_20_link" text:visited-style-name="Visited_20_Internet_20_Link">opencv2/dnn.hpp</text:a>&gt;</text:p>
      <text:p text:style-name="P4">#include &lt;<text:a xlink:type="simple" xlink:href="https://docs.opencv.org/4.x/d1/d4f/imgproc_2include_2opencv2_2imgproc_8hpp.html" text:style-name="Internet_20_link" text:visited-style-name="Visited_20_Internet_20_Link">opencv2/imgproc.hpp</text:a>&gt;</text:p>
      <text:p text:style-name="P4">#include &lt;<text:a xlink:type="simple" xlink:href="https://docs.opencv.org/4.x/d6/d87/imgcodecs_8hpp.html" text:style-name="Internet_20_link" text:visited-style-name="Visited_20_Internet_20_Link">opencv2/imgcodecs.hpp</text:a>&gt;</text:p>
      <text:p text:style-name="P4">#include &lt;fstream&gt;</text:p>
      <text:p text:style-name="P4">#include &lt;sstream&gt;</text:p>
      <text:p text:style-name="P4">#include "iostream"</text:p>
      <text:p text:style-name="P4">#include "common.hpp"</text:p>
      <text:p text:style-name="Text_20_body">#include &lt;<text:a xlink:type="simple" xlink:href="https://docs.opencv.org/4.x/d4/dd5/highgui_8hpp.html" text:style-name="Internet_20_link" text:visited-style-name="Visited_20_Internet_20_Link">opencv2/highgui.hpp</text:a>&gt;</text:p>
      <text:list text:style-name="L6">
        <text:list-item>
          <text:p text:style-name="P14">Read ONNX graph and create neural network model: </text:p>
        </text:list-item>
      </text:list>
      <text:p text:style-name="P4"><text:a xlink:type="simple" xlink:href="https://docs.opencv.org/4.x/db/d30/classcv_1_1dnn_1_1Net.html" text:style-name="Internet_20_link" text:visited-style-name="Visited_20_Internet_20_Link">Net</text:a> net = <text:a xlink:type="simple" xlink:href="https://docs.opencv.org/4.x/d6/d0f/group__dnn.html#ga4823489a689bf4edfae7447eb807b067" text:style-name="Internet_20_link" text:visited-style-name="Visited_20_Internet_20_Link">readNet</text:a>(weightPath);</text:p>
      <text:p text:style-name="P4">int <text:a xlink:type="simple" xlink:href="https://docs.opencv.org/4.x/dc/d1c/group__gapi__std__backends.html#ga0ea1033f48e85753bcd35218f7384ea7" text:style-name="Internet_20_link" text:visited-style-name="Visited_20_Internet_20_Link">backend</text:a> = parser.get&lt;int&gt;("backend");</text:p>
      <text:p text:style-name="P4">net.<text:a xlink:type="simple" xlink:href="https://docs.opencv.org/4.x/db/d30/classcv_1_1dnn_1_1Net.html#a7f767df11386d39374db49cd8df8f59e" text:style-name="Internet_20_link" text:visited-style-name="Visited_20_Internet_20_Link">setPreferableBackend</text:a>(backend);</text:p>
      <text:p text:style-name="Text_20_body">net.<text:a xlink:type="simple" xlink:href="https://docs.opencv.org/4.x/db/d30/classcv_1_1dnn_1_1Net.html#a9dddbefbc7f3defbe3eeb5dc3d3483f4" text:style-name="Internet_20_link" text:visited-style-name="Visited_20_Internet_20_Link">setPreferableTarget</text:a>(parser.get&lt;int&gt;("target"));</text:p>
      <text:list text:style-name="L7">
        <text:list-item>
          <text:p text:style-name="P15">Read image and pre-process it: </text:p>
        </text:list-item>
      </text:list>
      <text:p text:style-name="P4">float paddingValue = parser.get&lt;float&gt;("padvalue");</text:p>
      <text:p text:style-name="P4">bool swapRB = parser.get&lt;bool&gt;("rgb");</text:p>
      <text:p text:style-name="P4">int inpWidth = parser.get&lt;int&gt;("width");</text:p>
      <text:p text:style-name="P4">int inpHeight = parser.get&lt;int&gt;("height");</text:p>
      <text:p text:style-name="P4"><text:a xlink:type="simple" xlink:href="https://docs.opencv.org/4.x/d1/da0/classcv_1_1Scalar__.html" text:style-name="Internet_20_link" text:visited-style-name="Visited_20_Internet_20_Link">Scalar</text:a> <text:a xlink:type="simple" xlink:href="https://docs.opencv.org/4.x/d6/d84/namespacecv_1_1quality_1_1quality__utils.html#ae55d1c89ff5761730174745401162743" text:style-name="Internet_20_link" text:visited-style-name="Visited_20_Internet_20_Link">scale</text:a> = parser.get&lt;<text:a xlink:type="simple" xlink:href="https://docs.opencv.org/4.x/d1/da0/classcv_1_1Scalar__.html" text:style-name="Internet_20_link" text:visited-style-name="Visited_20_Internet_20_Link">Scalar</text:a>&gt;("scale");</text:p>
      <text:p text:style-name="P4"><text:a xlink:type="simple" xlink:href="https://docs.opencv.org/4.x/d1/da0/classcv_1_1Scalar__.html" text:style-name="Internet_20_link" text:visited-style-name="Visited_20_Internet_20_Link">Scalar</text:a> <text:a xlink:type="simple" xlink:href="https://docs.opencv.org/4.x/d2/de8/group__core__array.html#ga191389f8a0e58180bb13a727782cd461" text:style-name="Internet_20_link" text:visited-style-name="Visited_20_Internet_20_Link">mean</text:a> = parser.get&lt;<text:a xlink:type="simple" xlink:href="https://docs.opencv.org/4.x/d1/da0/classcv_1_1Scalar__.html" text:style-name="Internet_20_link" text:visited-style-name="Visited_20_Internet_20_Link">Scalar</text:a>&gt;("mean");</text:p>
      <text:p text:style-name="P4">ImagePaddingMode paddingMode = static_cast&lt;ImagePaddingMode&gt;(parser.get&lt;int&gt;("paddingmode"));</text:p>
      <text:p text:style-name="P4"><text:a xlink:type="simple" xlink:href="https://docs.opencv.org/4.x/d6/d50/classcv_1_1Size__.html" text:style-name="Internet_20_link" text:visited-style-name="Visited_20_Internet_20_Link">Size</text:a> <text:a xlink:type="simple" xlink:href="https://docs.opencv.org/4.x/df/d5b/namespacecv_1_1gapi_1_1streaming.html#abc5db6c129a4ea2177b3bfce576d9499" text:style-name="Internet_20_link" text:visited-style-name="Visited_20_Internet_20_Link">size</text:a>(inpWidth, inpHeight);</text:p>
      <text:p text:style-name="P4"><text:a xlink:type="simple" xlink:href="https://docs.opencv.org/4.x/d9/d3c/structcv_1_1dnn_1_1Image2BlobParams.html" text:style-name="Internet_20_link" text:visited-style-name="Visited_20_Internet_20_Link">Image2BlobParams</text:a> imgParams(</text:p>
      <text:p text:style-name="P4">scale,</text:p>
      <text:p text:style-name="P4">size,</text:p>
      <text:p text:style-name="P4">mean,</text:p>
      <text:p text:style-name="P4">swapRB,</text:p>
      <text:p text:style-name="P4"><text:a xlink:type="simple" xlink:href="https://docs.opencv.org/4.x/d1/d1b/group__core__hal__interface.html#ga4a3def5d72b74bed31f5f8ab7676099c" text:style-name="Internet_20_link" text:visited-style-name="Visited_20_Internet_20_Link">CV_32F</text:a>,</text:p>
      <text:p text:style-name="P4">DNN_LAYOUT_NCHW,</text:p>
      <text:p text:style-name="P4">paddingMode,</text:p>
      <text:p text:style-name="P4">paddingValue);</text:p>
      <text:p text:style-name="P4">// rescale boxes back to original image</text:p>
      <text:p text:style-name="P4"><text:a xlink:type="simple" xlink:href="https://docs.opencv.org/4.x/d9/d3c/structcv_1_1dnn_1_1Image2BlobParams.html" text:style-name="Internet_20_link" text:visited-style-name="Visited_20_Internet_20_Link">Image2BlobParams</text:a> paramNet;</text:p>
      <text:p text:style-name="P4">paramNet.<text:a xlink:type="simple" xlink:href="https://docs.opencv.org/4.x/d9/d3c/structcv_1_1dnn_1_1Image2BlobParams.html#a73314b6aa9559ad6e76b51bb63339c74" text:style-name="Internet_20_link" text:visited-style-name="Visited_20_Internet_20_Link">scalefactor</text:a> = <text:a xlink:type="simple" xlink:href="https://docs.opencv.org/4.x/d6/d84/namespacecv_1_1quality_1_1quality__utils.html#ae55d1c89ff5761730174745401162743" text:style-name="Internet_20_link" text:visited-style-name="Visited_20_Internet_20_Link">scale</text:a>;</text:p>
      <text:p text:style-name="P4"><text:soft-page-break/>paramNet.<text:a xlink:type="simple" xlink:href="https://docs.opencv.org/4.x/d9/d3c/structcv_1_1dnn_1_1Image2BlobParams.html#a5908824ca320636871f4c0aee7ea02dd" text:style-name="Internet_20_link" text:visited-style-name="Visited_20_Internet_20_Link">size</text:a> = <text:a xlink:type="simple" xlink:href="https://docs.opencv.org/4.x/df/d5b/namespacecv_1_1gapi_1_1streaming.html#abc5db6c129a4ea2177b3bfce576d9499" text:style-name="Internet_20_link" text:visited-style-name="Visited_20_Internet_20_Link">size</text:a>;</text:p>
      <text:p text:style-name="P4">paramNet.<text:a xlink:type="simple" xlink:href="https://docs.opencv.org/4.x/d9/d3c/structcv_1_1dnn_1_1Image2BlobParams.html#aac95508aef61f6181dd1910703cd9e34" text:style-name="Internet_20_link" text:visited-style-name="Visited_20_Internet_20_Link">mean</text:a> = <text:a xlink:type="simple" xlink:href="https://docs.opencv.org/4.x/d2/de8/group__core__array.html#ga191389f8a0e58180bb13a727782cd461" text:style-name="Internet_20_link" text:visited-style-name="Visited_20_Internet_20_Link">mean</text:a>;</text:p>
      <text:p text:style-name="P4">paramNet.<text:a xlink:type="simple" xlink:href="https://docs.opencv.org/4.x/d9/d3c/structcv_1_1dnn_1_1Image2BlobParams.html#aafa7c714aa0d1f1c2fec93ef70ac5fdc" text:style-name="Internet_20_link" text:visited-style-name="Visited_20_Internet_20_Link">swapRB</text:a> = swapRB;</text:p>
      <text:p text:style-name="P4">paramNet.<text:a xlink:type="simple" xlink:href="https://docs.opencv.org/4.x/d9/d3c/structcv_1_1dnn_1_1Image2BlobParams.html#a2aadc5fbd457f33fc1b2a62a144cf18d" text:style-name="Internet_20_link" text:visited-style-name="Visited_20_Internet_20_Link">paddingmode</text:a> = paddingMode;</text:p>
      <text:p text:style-name="Text_20_body">inp = <text:a xlink:type="simple" xlink:href="https://docs.opencv.org/4.x/d6/d0f/group__dnn.html#gadc12e5f4a801fd3c1d802f4c8c5d311c" text:style-name="Internet_20_link" text:visited-style-name="Visited_20_Internet_20_Link">blobFromImageWithParams</text:a>(img, imgParams);</text:p>
      <text:list text:style-name="L8">
        <text:list-item>
          <text:p text:style-name="P16">Inference: </text:p>
        </text:list-item>
      </text:list>
      <text:p text:style-name="P4">std::vector&lt;Mat&gt; outs;</text:p>
      <text:p text:style-name="P4">std::vector&lt;int&gt; keep_classIds;</text:p>
      <text:p text:style-name="P4">std::vector&lt;float&gt; keep_confidences;</text:p>
      <text:p text:style-name="P4">std::vector&lt;Rect2d&gt; keep_boxes;</text:p>
      <text:p text:style-name="P4">std::vector&lt;Rect&gt; boxes;</text:p>
      <text:p text:style-name="P4">net.<text:a xlink:type="simple" xlink:href="https://docs.opencv.org/4.x/db/d30/classcv_1_1dnn_1_1Net.html#a5586b0bb38700bd7294133e81eea6219" text:style-name="Internet_20_link" text:visited-style-name="Visited_20_Internet_20_Link">setInput</text:a>(inp);</text:p>
      <text:p text:style-name="Text_20_body">net.<text:a xlink:type="simple" xlink:href="https://docs.opencv.org/4.x/db/d30/classcv_1_1dnn_1_1Net.html#a98ed94cb6ef7063d3697259566da310b" text:style-name="Internet_20_link" text:visited-style-name="Visited_20_Internet_20_Link">forward</text:a>(outs, net.<text:a xlink:type="simple" xlink:href="https://docs.opencv.org/4.x/db/d30/classcv_1_1dnn_1_1Net.html#a9f699cf9710abd63339b5b8e1937f171" text:style-name="Internet_20_link" text:visited-style-name="Visited_20_Internet_20_Link">getUnconnectedOutLayersNames</text:a>());</text:p>
      <text:list text:style-name="L9">
        <text:list-item>
          <text:p text:style-name="P17">Post-Processing </text:p>
        </text:list-item>
      </text:list>
      <text:p text:style-name="Text_20_body">All post-processing steps are implemented in function <text:span text:style-name="Source_20_Text">yoloPostProcess</text:span>. Please pay attention, that NMS step is not included into onnx graph. Sample uses OpenCV function for it.</text:p>
      <text:p text:style-name="P4">yoloPostProcessing(</text:p>
      <text:p text:style-name="P4">outs, keep_classIds, keep_confidences, keep_boxes,</text:p>
      <text:p text:style-name="P4">confThreshold, nmsThreshold,</text:p>
      <text:p text:style-name="P4">yolo_model,</text:p>
      <text:p text:style-name="Text_20_body">nc);</text:p>
      <text:list text:style-name="L10">
        <text:list-item>
          <text:p text:style-name="P18">Draw predicted boxes </text:p>
        </text:list-item>
      </text:list>
      <text:p text:style-name="P4">for (auto box : keep_boxes)</text:p>
      <text:p text:style-name="P4">{</text:p>
      <text:p text:style-name="P4">boxes.push_back(<text:a xlink:type="simple" xlink:href="https://docs.opencv.org/4.x/d2/d44/classcv_1_1Rect__.html" text:style-name="Internet_20_link" text:visited-style-name="Visited_20_Internet_20_Link">Rect</text:a>(<text:a xlink:type="simple" xlink:href="https://docs.opencv.org/4.x/db/de0/group__core__utils.html#ga1c4500a953c96901f87178f098c781af" text:style-name="Internet_20_link" text:visited-style-name="Visited_20_Internet_20_Link">cvFloor</text:a>(box.x), <text:a xlink:type="simple" xlink:href="https://docs.opencv.org/4.x/db/de0/group__core__utils.html#ga1c4500a953c96901f87178f098c781af" text:style-name="Internet_20_link" text:visited-style-name="Visited_20_Internet_20_Link">cvFloor</text:a>(box.y), <text:a xlink:type="simple" xlink:href="https://docs.opencv.org/4.x/db/de0/group__core__utils.html#ga1c4500a953c96901f87178f098c781af" text:style-name="Internet_20_link" text:visited-style-name="Visited_20_Internet_20_Link">cvFloor</text:a>(box.width - box.x), <text:a xlink:type="simple" xlink:href="https://docs.opencv.org/4.x/db/de0/group__core__utils.html#ga1c4500a953c96901f87178f098c781af" text:style-name="Internet_20_link" text:visited-style-name="Visited_20_Internet_20_Link">cvFloor</text:a>(box.height - box.y)));</text:p>
      <text:p text:style-name="P4">}</text:p>
      <text:p text:style-name="P4">paramNet.<text:a xlink:type="simple" xlink:href="https://docs.opencv.org/4.x/d9/d3c/structcv_1_1dnn_1_1Image2BlobParams.html#a822728804c0d35fc3b743644ee192f60" text:style-name="Internet_20_link" text:visited-style-name="Visited_20_Internet_20_Link">blobRectsToImageRects</text:a>(boxes, boxes, img.size());</text:p>
      <text:p text:style-name="P4">for (size_t idx = 0; idx &lt; boxes.size(); ++idx)</text:p>
      <text:p text:style-name="P4">{</text:p>
      <text:p text:style-name="P4"><text:a xlink:type="simple" xlink:href="https://docs.opencv.org/4.x/d2/d44/classcv_1_1Rect__.html" text:style-name="Internet_20_link" text:visited-style-name="Visited_20_Internet_20_Link">Rect</text:a> box = boxes[idx];</text:p>
      <text:p text:style-name="P4">drawPrediction(keep_classIds[idx], keep_confidences[idx], box.<text:a xlink:type="simple" xlink:href="https://docs.opencv.org/4.x/d2/d44/classcv_1_1Rect__.html#a2cadfdc3b4b7dbf8085622b27e044572" text:style-name="Internet_20_link" text:visited-style-name="Visited_20_Internet_20_Link">x</text:a>, box.<text:a xlink:type="simple" xlink:href="https://docs.opencv.org/4.x/d2/d44/classcv_1_1Rect__.html#a6a4860e984df1752623b6ce2a8bde73a" text:style-name="Internet_20_link" text:visited-style-name="Visited_20_Internet_20_Link">y</text:a>,</text:p>
      <text:p text:style-name="P4">box.<text:a xlink:type="simple" xlink:href="https://docs.opencv.org/4.x/d2/d44/classcv_1_1Rect__.html#a6c16a3bce912faa4fe5be42d7f1b53fe" text:style-name="Internet_20_link" text:visited-style-name="Visited_20_Internet_20_Link">width</text:a> + box.<text:a xlink:type="simple" xlink:href="https://docs.opencv.org/4.x/d2/d44/classcv_1_1Rect__.html#a2cadfdc3b4b7dbf8085622b27e044572" text:style-name="Internet_20_link" text:visited-style-name="Visited_20_Internet_20_Link">x</text:a>, box.<text:a xlink:type="simple" xlink:href="https://docs.opencv.org/4.x/d2/d44/classcv_1_1Rect__.html#a6fed06513cedd76652389e38c7b1222e" text:style-name="Internet_20_link" text:visited-style-name="Visited_20_Internet_20_Link">height</text:a> + box.<text:a xlink:type="simple" xlink:href="https://docs.opencv.org/4.x/d2/d44/classcv_1_1Rect__.html#a6a4860e984df1752623b6ce2a8bde73a" text:style-name="Internet_20_link" text:visited-style-name="Visited_20_Internet_20_Link">y</text:a>, img);</text:p>
      <text:p text:style-name="P4">}</text:p>
      <text:p text:style-name="P4">const std::string kWinName = "Yolo Object Detector";</text:p>
      <text:p text:style-name="P4"><text:a xlink:type="simple" xlink:href="https://docs.opencv.org/4.x/d7/dfc/group__highgui.html#ga5afdf8410934fd099df85c75b2e0888b" text:style-name="Internet_20_link" text:visited-style-name="Visited_20_Internet_20_Link">namedWindow</text:a>(kWinName, WINDOW_NORMAL);</text:p>
      <text:p text:style-name="P4"><text:a xlink:type="simple" xlink:href="https://docs.opencv.org/4.x/d7/dfc/group__highgui.html#ga453d42fe4cb60e5723281a89973ee563" text:style-name="Internet_20_link" text:visited-style-name="Visited_20_Internet_20_Link">imshow</text:a>(kWinName, im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teusz Pomianek</meta:initial-creator>
    <meta:creation-date>2026-03-24T15:17:28.080860878</meta:creation-date>
    <meta:generator>LibreOffice/25.8.5.2$Linux_X86_64 LibreOffice_project/580$Build-2</meta:generator>
    <dc:date>2026-03-24T15:18:03.737639580</dc:date>
    <dc:creator>Mateusz Pomianek</dc:creator>
    <meta:editing-duration>PT36S</meta:editing-duration>
    <meta:editing-cycles>1</meta:editing-cycles>
    <meta:document-statistic meta:table-count="2" meta:image-count="0" meta:object-count="1" meta:page-count="7" meta:paragraph-count="205" meta:word-count="1623" meta:character-count="11876" meta:non-whitespace-character-count="10479"/>
  </office:meta>
</office:document-meta>
</file>